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Trabajo Practico N°2</text:span><text:span text:style-name="T2"/></text:p>
      <text:p text:style-name="P2"><text:span text:style-name="T2"/></text:p>
      <text:p text:style-name="P2"><text:span text:style-name="T3">BNF lexica del lenguaje mini</text:span><text:span text:style-name="T4"/></text:p>
      <text:p text:style-name="P2"><text:span text:style-name="T4"/></text:p>
      <text:p text:style-name="P2"><text:span text:style-name="T4">token: one of</text:span></text:p>
      <text:p text:style-name="P2"><text:span text:style-name="T4"><text:s text:c="7"/>palabraReservada</text:span></text:p>
      <text:p text:style-name="P2"><text:span text:style-name="T4"><text:s text:c="7"/>identificador</text:span></text:p>
      <text:p text:style-name="P2"><text:span text:style-name="T4"><text:s text:c="7"/>constante</text:span></text:p>
      <text:p text:style-name="P2"><text:span text:style-name="T4"><text:s text:c="7"/>operador</text:span></text:p>
      <text:p text:style-name="P2"><text:span text:style-name="T4"><text:s text:c="7"/>asignacion</text:span></text:p>
      <text:p text:style-name="P2"><text:span text:style-name="T4"><text:s text:c="7"/>puntuacion</text:span></text:p>
      <text:p text:style-name="P2"><text:span text:style-name="T4"/></text:p>
      <text:p text:style-name="P2"><text:span text:style-name="T4">palabraReservada: programa</text:span></text:p>
      <text:p text:style-name="P2"><text:span text:style-name="T4"><text:s text:c="18"/>fin-programa</text:span></text:p>
      <text:p text:style-name="P2"><text:span text:style-name="T4"><text:s text:c="18"/>leer</text:span></text:p>
      <text:p text:style-name="P2"><text:span text:style-name="T4"><text:s text:c="18"/>escribir</text:span></text:p>
      <text:p text:style-name="P2"><text:span text:style-name="T4"><text:s text:c="18"/>entero</text:span></text:p>
      <text:p text:style-name="P2"><text:span text:style-name="T4"/></text:p>
      <text:p text:style-name="P2"><text:span text:style-name="T4">identificador : &lt;letra&gt; </text:span></text:p>
      <text:p text:style-name="P2"><text:span text:style-name="T4"><text:s text:c="16"/>&lt;identificador&gt; &lt;letra&gt; </text:span></text:p>
      <text:p text:style-name="P2"><text:span text:style-name="T4"><text:s text:c="16"/>&lt;identificador&gt; &lt;digito&gt;</text:span></text:p>
      <text:p text:style-name="P2"><text:span text:style-name="T4"/></text:p>
      <text:p text:style-name="P2"><text:span text:style-name="T4">constante : &lt;digito&gt; </text:span></text:p>
      <text:p text:style-name="P2"><text:span text:style-name="T4"><text:s text:c="12"/>&lt;constante&gt; &lt;digito&gt;</text:span></text:p>
      <text:p text:style-name="P2"><text:span text:style-name="T4"/></text:p>
      <text:p text:style-name="P2"><text:span text:style-name="T4">operador : one of</text:span></text:p>
      <text:p text:style-name="P2"><text:span text:style-name="T4"><text:s text:c="10"/></text:span><text:span text:style-name="T5">+ - * / %</text:span></text:p>
      <text:p text:style-name="P2"><text:span text:style-name="T6"/></text:p>
      <text:p text:style-name="P2"><text:span text:style-name="T6">asignacion : &lt;-</text:span></text:p>
      <text:p text:style-name="P2"><text:span text:style-name="T6"/></text:p>
      <text:p text:style-name="P2"><text:span text:style-name="T6">puntuacion :<text:s/></text:span><text:span text:style-name="T7">; , ( ) //</text:span><text:span text:style-name="T8"/></text:p>
      <text:p text:style-name="P2"><text:span text:style-name="T8"/></text:p>
      <text:p text:style-name="P2"><text:span text:style-name="T8">digito : one of</text:span></text:p>
      <text:p text:style-name="P2"><text:span text:style-name="T8"><text:s text:c="9"/></text:span><text:span text:style-name="T9">0 1 2 3 4 5 6 7 8 9</text:span></text:p>
      <text:p text:style-name="P2"><text:span text:style-name="T9"/></text:p>
      <text:p text:style-name="P2"><text:span text:style-name="T10">letra : one of</text:span></text:p>
      <text:p text:style-name="P2"><text:span text:style-name="T10"><text:s text:c="8"/></text:span><text:span text:style-name="T11">a b c d e f g h i j k l m n o p q r s t u v w x y z </text:span></text:p>
      <text:p text:style-name="P2"><text:span text:style-name="T11"><text:s text:c="8"/>A B C D E F G H I J K L M N O P Q R S T U V W X Y Z</text:span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3">BNF sintactica del lenguaje mini</text:span><text:span text:style-name="T14"/></text:p>
      <text:p text:style-name="P2"><text:span text:style-name="T14"/></text:p>
      <text:p text:style-name="P2"><text:span text:style-name="T14">lenguajeMini :<text:s/></text:span><text:span text:style-name="T15">programa</text:span><text:span text:style-name="T16"><text:s/>sentencias<text:s/></text:span><text:span text:style-name="T17">fin-programa</text:span><text:span text:style-name="T18"/></text:p>
      <text:p text:style-name="P2"><text:span text:style-name="T18"/></text:p>
      <text:p text:style-name="P2"><text:span text:style-name="T18">sentencias : sentencias unaSentencia</text:span></text:p>
      <text:p text:style-name="P2"><text:span text:style-name="T18"><text:s text:c="13"/>unaSentencia</text:span></text:p>
      <text:p text:style-name="P2"><text:span text:style-name="T18"><text:s text:c="13"/>e</text:span></text:p>
      <text:p text:style-name="P2"><text:span text:style-name="T18"/></text:p>
      <text:p text:style-name="P2"><text:span text:style-name="T18">unaSentencia : identificador &lt;- expresion</text:span></text:p>
      <text:p text:style-name="P2"><text:span text:style-name="T18"><text:s text:c="15"/></text:span><text:span text:style-name="T19">entero</text:span><text:span text:style-name="T20"><text:s/>identificador</text:span></text:p>
      <text:p text:style-name="P2"><text:span text:style-name="T20"><text:s text:c="15"/></text:span><text:span text:style-name="T21">leer</text:span><text:span text:style-name="T22">(listaIdentificadores)</text:span></text:p>
      <text:p text:style-name="P2"><text:span text:style-name="T22"><text:s text:c="15"/></text:span><text:span text:style-name="T23">escribir</text:span><text:span text:style-name="T24">(listaExpresiones)</text:span></text:p>
      <text:p text:style-name="P2"><text:span text:style-name="T24"/></text:p>
      <text:p text:style-name="P2"><text:span text:style-name="T24">listaIdentificadores : listaIdentificadores, identificador</text:span></text:p>
      <text:p text:style-name="P2"><text:span text:style-name="T24"><text:s text:c="23"/>identificador</text:span></text:p>
      <text:p text:style-name="P2"><text:span text:style-name="T24"/></text:p>
      <text:p text:style-name="P2"><text:span text:style-name="T24">listaExpresiones : listaExpresiones, expresion </text:span></text:p>
      <text:p text:style-name="P2"><text:span text:style-name="T24"><text:s text:c="19"/>expresion</text:span></text:p>
      <text:p text:style-name="P2"><text:span text:style-name="T24"/></text:p>
      <text:p text:style-name="P2"><text:span text:style-name="T24">expresion : expresion + termino</text:span></text:p>
      <text:p text:style-name="P2"><text:span text:style-name="T24"><text:s text:c="12"/>expresion - termino</text:span></text:p>
      <text:p text:style-name="P2"><text:span text:style-name="T24"><text:s text:c="12"/>termino</text:span></text:p>
      <text:p text:style-name="P2"><text:span text:style-name="T24"/></text:p>
      <text:p text:style-name="P2"><text:span text:style-name="T24">termino : termino * factor</text:span></text:p>
      <text:p text:style-name="P2"><text:span text:style-name="T24"><text:s text:c="10"/>termino / factor</text:span></text:p>
      <text:p text:style-name="P2"><text:span text:style-name="T24"><text:s text:c="10"/>termino % factor</text:span></text:p>
      <text:p text:style-name="P2"><text:span text:style-name="T24"><text:s text:c="10"/>termino</text:span></text:p>
      <text:p text:style-name="P2"><text:span text:style-name="T24"/></text:p>
      <text:p text:style-name="P2"><text:span text:style-name="T24">factor : dato</text:span></text:p>
      <text:p text:style-name="P2"><text:span text:style-name="T24"><text:s text:c="9"/>- dato</text:span></text:p>
      <text:p text:style-name="P2"><text:span text:style-name="T24"/></text:p>
      <text:p text:style-name="P2"><text:span text:style-name="T24">dato : constante</text:span></text:p>
      <text:p text:style-name="P2"><text:span text:style-name="T24"><text:s text:c="7"/>identificador</text:span></text:p>
      <text:p text:style-name="P2"><text:span text:style-name="T24"><text:s text:c="7"/>(expresion)</text:span></text:p>
      <text:p text:style-name="P2"><text:span text:style-name="T24"/></text:p>
      <text:p text:style-name="P2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